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3eb4" officeooo:paragraph-rsid="000d3eb4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d3eb4" officeooo:paragraph-rsid="000d3eb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d3eb4" officeooo:paragraph-rsid="000d3eb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.5pt" fo:font-weight="bold" officeooo:rsid="000d3eb4" officeooo:paragraph-rsid="000d3eb4" style:font-size-asian="9.14999961853027pt" style:font-weight-asian="bold" style:font-size-complex="10.5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fo:font-weight="bold" officeooo:rsid="000d3eb4" officeooo:paragraph-rsid="000d3eb4" style:font-size-asian="16pt" style:font-weight-asian="bold" style:font-size-complex="16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6pt" fo:font-weight="bold" officeooo:rsid="000d3eb4" officeooo:paragraph-rsid="000d3eb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d8cf9" officeooo:paragraph-rsid="000d8cf9" style:font-size-asian="16pt" style:font-weight-asian="bold" style:font-size-complex="16pt" style:font-weight-complex="bold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0.5pt" fo:font-weight="bold" officeooo:rsid="000d3eb4" officeooo:paragraph-rsid="000d3eb4" style:font-size-asian="9.14999961853027pt" style:font-weight-asian="bold" style:font-size-complex="10.5pt" style:font-weight-complex="bol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283in" fo:text-indent="-0.25in" fo:margin-left="0.52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783in" fo:text-indent="-0.25in" fo:margin-left="0.77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283in" fo:text-indent="-0.25in" fo:margin-left="1.02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83in" fo:text-indent="-0.25in" fo:margin-left="1.27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283in" fo:text-indent="-0.25in" fo:margin-left="1.52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783in" fo:text-indent="-0.25in" fo:margin-left="1.77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283in" fo:text-indent="-0.25in" fo:margin-left="2.02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783in" fo:text-indent="-0.25in" fo:margin-left="2.27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283in" fo:text-indent="-0.25in" fo:margin-left="2.5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783in" fo:text-indent="-0.25in" fo:margin-left="2.7783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ithub Repo: https://github.com/Raju995/Local-LLM-Agent-with-Tool-Calling</text:p>
      <text:p text:style-name="P2">Django Admin Setup</text:p>
      <text:list text:style-name="L1">
        <text:list-item>
          <text:p text:style-name="P5">Run The Django Server</text:p>
        </text:list-item>
        <text:list-item>
          <text:p text:style-name="P5">After Running Server Open a browser Paste this URL 127.0.0.1:8000/admin</text:p>
        </text:list-item>
        <text:list-item>
          <text:p text:style-name="P5">After Login From the Users table Create Users </text:p>
        </text:list-item>
        <text:list-item>
          <text:p text:style-name="P5">Click Add</text:p>
        </text:list-item>
      </text:list>
      <text:p text:style-name="P3"/>
      <text:p text:style-name="P2">Login</text:p>
      <text:list text:style-name="L2">
        <text:list-item>
          <text:p text:style-name="P6">Login with Username and Password</text:p>
          <text:p text:style-name="P6">{“username”:root,”password”:”root”}</text:p>
        </text:list-item>
        <text:list-item>
          <text:p text:style-name="P6">If successful it will show refresh token and access token</text:p>
        </text:list-item>
      </text:list>
      <text:p text:style-name="P2">Testing Setup</text:p>
      <text:p text:style-name="P2"/>
      <text:list text:style-name="L3">
        <text:list-item>
          <text:p text:style-name="P8">After run Django Server Create User from django Admin(Ref: Django Admin Setup)</text:p>
        </text:list-item>
        <text:list-item>
          <text:p text:style-name="P8">Call the user query with this following <text:line-break/>{ query:”What is bitcoin rate now”}</text:p>
        </text:list-item>
        <text:list-item>
          <text:p text:style-name="P8">Provide access token in Authorization</text:p>
        </text:list-item>
        <text:list-item>
          <text:p text:style-name="P8">Click Enter</text:p>
        </text:list-item>
      </text:list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2T15:33:26.142345807</meta:creation-date>
    <dc:date>2026-03-02T15:59:47.264857470</dc:date>
    <meta:editing-duration>PT8M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5" meta:word-count="91" meta:character-count="602" meta:non-whitespace-character-count="534"/>
  </office:meta>
</office:document-meta>
</file>